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 fo:min-height="2.065cm" fo:min-width="10.276cm"/>
    </style:style>
    <style:style style:name="gr2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ff9966" draw:textarea-horizontal-align="justify" draw:textarea-vertical-align="middle" draw:auto-grow-height="false" fo:min-height="0.814cm" fo:min-width="2.578cm" fo:padding-top="0.135cm" fo:padding-bottom="0.135cm" fo:padding-left="0.26cm" fo:padding-right="0.26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objectwithoutfill">
      <style:graphic-properties svg:stroke-width="0.05cm" svg:stroke-color="#00008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solid" draw:fill-color="#ff8080" draw:textarea-horizontal-align="justify" draw:textarea-vertical-align="middle" draw:auto-grow-height="false" fo:min-height="4.743cm" fo:min-width="17.932cm"/>
    </style:style>
    <style:style style:name="gr8" style:family="graphic" style:parent-style-name="objectwithoutfill">
      <style:graphic-properties svg:stroke-width="0.05cm" svg:stroke-color="#000000" draw:marker-start-width="0.275cm" draw:marker-end="Arrowheads_20_1" draw:marker-end-width="0.3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2cm" svg:stroke-color="#000000" draw:marker-start-width="0.23cm" draw:marker-end-width="0.23cm" draw:fill="solid" draw:fill-color="#ffcc99" draw:textarea-horizontal-align="justify" draw:textarea-vertical-align="middle" draw:auto-grow-height="false" fo:padding-top="0.135cm" fo:padding-bottom="0.135cm" fo:padding-left="0.26cm" fo:padding-right="0.26cm"/>
    </style:style>
    <style:style style:name="gr10" style:family="graphic" style:parent-style-name="standard">
      <style:graphic-properties svg:stroke-width="0.02cm" svg:stroke-color="#000000" draw:marker-start-width="0.23cm" draw:marker-end-width="0.23cm" draw:fill="solid" draw:fill-color="#996633" draw:textarea-horizontal-align="justify" draw:textarea-vertical-align="middle" draw:auto-grow-height="fals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6633" draw:textarea-horizontal-align="justify" draw:textarea-vertical-align="middle" draw:auto-grow-height="false" fo:min-height="3.344cm" fo:min-width="1.208cm" fo:padding-top="0.135cm" fo:padding-bottom="0.135cm" fo:padding-left="0.26cm" fo:padding-right="0.26cm"/>
    </style:style>
    <style:style style:name="gr12" style:family="graphic" style:parent-style-name="objectwithoutfill">
      <style:graphic-properties svg:stroke-width="0.05cm" svg:stroke-color="#00008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000000" draw:marker-start-width="0.275cm" draw:marker-end="Arrow_20_concave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3cm" svg:stroke-color="#000000" draw:marker-start-width="0.23cm" draw:marker-end="Arrowheads_20_1" draw:marker-end-width="0.23cm" draw:fill="none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fo:min-height="4.3cm"/>
    </style:style>
    <style:style style:name="gr16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1.573cm" fo:min-width="2.482cm" fo:padding-top="0.135cm" fo:padding-bottom="0.135cm" fo:padding-left="0.26cm" fo:padding-right="0.26cm"/>
    </style:style>
    <style:style style:name="gr17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0.814cm" fo:min-width="3.164cm" fo:padding-top="0.135cm" fo:padding-bottom="0.135cm" fo:padding-left="0.26cm" fo:padding-right="0.26cm"/>
    </style:style>
    <style:style style:name="gr18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padding-top="0.135cm" fo:padding-bottom="0.135cm" fo:padding-left="0.26cm" fo:padding-right="0.26cm"/>
    </style:style>
    <style:style style:name="gr19" style:family="graphic" style:parent-style-name="standard">
      <style:graphic-properties svg:stroke-width="0.02cm" svg:stroke-color="#333333" draw:marker-start-width="0.23cm" draw:marker-end-width="0.23cm" draw:fill="solid" draw:fill-color="#b3b3b3" draw:textarea-horizontal-align="justify" draw:textarea-vertical-align="middle" draw:auto-grow-height="false" fo:padding-top="0.1cm" fo:padding-bottom="0.1cm" fo:padding-left="0.1cm" fo:padding-right="0.1cm" fo:wrap-option="wrap"/>
    </style:style>
    <style:style style:name="gr20" style:family="graphic" style:parent-style-name="objectwithoutfill">
      <style:graphic-properties svg:stroke-width="0.05cm" svg:stroke-color="#000080" draw:marker-start="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808019" draw:fill="solid" draw:fill-color="#ffff99" draw:textarea-horizontal-align="justify" draw:textarea-vertical-align="middle" draw:auto-grow-height="false" fo:wrap-option="wrap" draw:shadow="hidden" draw:shadow-offset-x="0.1cm" draw:shadow-offset-y="0.1cm" draw:shadow-color="#b3b3b3"/>
    </style:style>
    <style:style style:name="gr22" style:family="graphic" style:parent-style-name="objectwithoutfill">
      <style:graphic-properties svg:stroke-width="0.02cm" svg:stroke-color="#000000" draw:marker-start-width="0.23cm" draw:marker-end="Arrowheads_20_1" draw:marker-end-width="0.33cm" draw:fill="none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376cm" fo:min-width="6.149cm"/>
    </style:style>
    <style:style style:name="gr24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padding-top="0.1cm" fo:padding-bottom="0.1cm" fo:padding-left="0.1cm" fo:padding-right="0.1cm" fo:wrap-option="wrap"/>
    </style:style>
    <style:style style:name="gr25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0.884cm" fo:min-width="4.184cm" fo:padding-top="0.1cm" fo:padding-bottom="0.1cm" fo:padding-left="0.1cm" fo:padding-right="0.1cm" fo:wrap-option="wrap"/>
    </style:style>
    <style:style style:name="gr26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1.302cm" fo:min-width="3.112cm" fo:padding-top="0.135cm" fo:padding-bottom="0.135cm" fo:padding-left="0.26cm" fo:padding-right="0.26cm"/>
    </style:style>
    <style:style style:name="gr27" style:family="graphic" style:parent-style-name="standard">
      <style:graphic-properties svg:stroke-color="#808019" draw:fill="solid" draw:fill-color="#ffff99" draw:textarea-horizontal-align="justify" draw:textarea-vertical-align="middle" draw:auto-grow-height="false" fo:min-height="1.014cm" fo:min-width="2.694cm" fo:wrap-option="wrap" draw:shadow="hidden" draw:shadow-offset-x="0.1cm" draw:shadow-offset-y="0.1cm" draw:shadow-color="#b3b3b3"/>
    </style:style>
    <style:style style:name="gr28" style:family="graphic" style:parent-style-name="standard">
      <style:graphic-properties svg:stroke-width="0.02cm" svg:stroke-color="#000080" draw:marker-start-width="0.23cm" draw:marker-end-width="0.23cm" draw:fill="solid" draw:fill-color="#00ffff" draw:textarea-horizontal-align="justify" draw:textarea-vertical-align="middle" draw:auto-grow-height="false" fo:min-height="1.553cm" fo:min-width="2.724cm" fo:padding-top="0.1cm" fo:padding-bottom="0.1cm" fo:padding-left="0.1cm" fo:padding-right="0.1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99ccff"/>
      <style:paragraph-properties fo:text-align="center"/>
    </style:style>
    <style:style style:name="P2" style:family="paragraph"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solid" draw:fill-color="#ff9966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solid" draw:fill-color="#ff9966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7" style:family="paragraph">
      <loext:graphic-properties draw:fill="none"/>
      <style:paragraph-properties fo:text-align="center"/>
      <style:text-properties style:font-name="DejaVu Sans Condensed" fo:font-size="10.5pt" style:font-size-asian="10.5pt" style:font-size-complex="10.5pt"/>
    </style:style>
    <style:style style:name="P8" style:family="paragraph">
      <loext:graphic-properties draw:fill="solid" draw:fill-color="#ff8080"/>
      <style:paragraph-properties fo:text-align="center"/>
    </style:style>
    <style:style style:name="P9" style:family="paragraph">
      <loext:graphic-properties draw:fill="solid" draw:fill-color="#ffcc99"/>
      <style:paragraph-properties fo:text-align="center"/>
      <style:text-properties style:font-name="DejaVu Sans Condensed" fo:font-size="10.5pt" style:font-size-asian="10.5pt" style:font-size-complex="10.5pt"/>
    </style:style>
    <style:style style:name="P10" style:family="paragraph">
      <loext:graphic-properties draw:fill="solid" draw:fill-color="#996633"/>
      <style:paragraph-properties fo:text-align="center"/>
      <style:text-properties style:font-name="DejaVu Sans Condensed" fo:font-size="10.5pt" style:font-size-asian="10.5pt" style:font-size-complex="10.5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f6633"/>
      <style:paragraph-properties fo:text-align="center"/>
      <style:text-properties style:font-name="DejaVu Sans Condensed" fo:font-size="10.5pt" style:font-size-asian="10.5pt" style:font-size-complex="10.5pt"/>
    </style:style>
    <style:style style:name="P13" style:family="paragraph">
      <style:paragraph-properties fo:margin-left="0cm" fo:margin-right="0cm" fo:text-indent="0cm">
        <style:tab-stops/>
      </style:paragraph-properties>
    </style:style>
    <style:style style:name="P14" style:family="paragraph">
      <style:paragraph-properties fo:margin-top="0cm" fo:margin-bottom="0.2cm"/>
    </style:style>
    <style:style style:name="P15" style:family="paragraph">
      <loext:graphic-properties draw:fill="none" draw:fill-color="#ffffff"/>
      <style:text-properties style:font-name="DejaVu Sans Condensed" fo:font-size="10pt" style:font-size-asian="10pt" style:font-size-complex="10pt"/>
    </style:style>
    <style:style style:name="P16" style:family="paragraph">
      <loext:graphic-properties draw:fill="solid" draw:fill-color="#00ffff"/>
      <style:paragraph-properties fo:text-align="center"/>
      <style:text-properties style:font-name="DejaVu Sans Condensed" fo:font-size="8pt" fo:font-weight="bold" style:font-size-asian="7pt" style:font-weight-asian="bold" style:font-size-complex="7pt" style:font-weight-complex="bold"/>
    </style:style>
    <style:style style:name="P17" style:family="paragraph">
      <loext:graphic-properties draw:fill="solid" draw:fill-color="#00ffff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="solid" draw:fill-color="#b3b3b3"/>
      <style:paragraph-properties fo:text-align="center"/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center"/>
      <style:text-properties style:font-name="DejaVu Sans Condensed" fo:font-size="10pt" style:font-size-asian="10pt" style:font-size-complex="10pt"/>
    </style:style>
    <style:style style:name="P20" style:family="paragraph">
      <loext:graphic-properties draw:fill="solid" draw:fill-color="#ffff99"/>
      <style:paragraph-properties fo:text-align="center"/>
      <style:text-properties style:font-name="DejaVu Sans Condensed" fo:font-size="10pt" style:font-size-asian="10pt" style:font-size-complex="10pt"/>
    </style:style>
    <style:style style:name="P21" style:family="paragraph">
      <loext:graphic-properties draw:fill="solid" draw:fill-color="#ffff99"/>
      <style:paragraph-properties fo:text-align="center"/>
      <style:text-properties style:font-name="DejaVu Sans Condensed" fo:font-size="8pt" style:font-size-asian="8pt" style:font-size-complex="8pt"/>
    </style:style>
    <style:style style:name="P22" style:family="paragraph"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solid" draw:fill-color="#666666"/>
      <style:paragraph-properties fo:text-align="center"/>
      <style:text-properties fo:color="#ffffff" style:font-name="DejaVu Serif Condensed" fo:font-size="12pt" fo:font-weight="bold" style:font-size-asian="12pt" style:font-weight-asian="bold" style:font-size-complex="12pt" style:font-weight-complex="bold"/>
    </style:style>
    <style:style style:name="P24" style:family="paragraph">
      <style:paragraph-properties fo:text-align="center"/>
      <style:text-properties style:font-name="DejaVu Sans Condensed" fo:font-size="7pt" fo:font-weight="bold" style:font-size-asian="7pt" style:font-weight-asian="bold" style:font-size-complex="7pt" style:font-weight-complex="bold"/>
    </style:style>
    <style:style style:name="P25" style:family="paragraph">
      <loext:graphic-properties draw:fill="solid" draw:fill-color="#00ffff"/>
      <style:paragraph-properties fo:text-align="center"/>
      <style:text-properties style:font-name="DejaVu Sans Condensed" fo:font-size="7pt" fo:font-weight="bold" style:font-size-asian="7pt" style:font-weight-asian="bold" style:font-size-complex="7pt" style:font-weight-complex="bold"/>
    </style:style>
    <style:style style:name="P26" style:family="paragraph">
      <style:paragraph-properties fo:text-align="center"/>
      <style:text-properties style:font-name="DejaVu Sans Condensed" fo:font-size="8pt" style:font-size-asian="8pt" style:font-size-complex="8pt"/>
    </style:style>
    <style:style style:name="P27" style:family="paragraph">
      <loext:graphic-properties draw:fill="solid" draw:fill-color="#00ffff"/>
      <style:paragraph-properties fo:margin-left="1.8cm" fo:margin-right="0cm" fo:text-align="center" fo:text-indent="0cm"/>
      <style:text-properties style:font-name="DejaVu Sans Condens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8" style:family="paragraph">
      <style:paragraph-properties fo:text-align="center"/>
      <style:text-properties style:font-name="DejaVu Sans Condensed" fo:font-size="9pt" fo:font-weight="bold" style:font-size-asian="10pt" style:font-weight-asian="bold" style:font-size-complex="10pt" style:font-weight-complex="bold"/>
    </style:style>
    <style:style style:name="P29" style:family="paragraph">
      <loext:graphic-properties draw:fill="solid" draw:fill-color="#00ffff"/>
      <style:paragraph-properties fo:text-align="center"/>
      <style:text-properties style:font-name="DejaVu Sans Condensed" fo:font-size="9pt" fo:font-weight="bold" style:font-size-asian="10pt" style:font-weight-asian="bold" style:font-size-complex="10pt" style:font-weight-complex="bold"/>
    </style:style>
    <style:style style:name="P30" style:family="paragraph">
      <style:paragraph-properties fo:margin-left="0cm" fo:margin-right="0cm" fo:text-align="center" fo:text-indent="0cm">
        <style:tab-stops/>
      </style:paragraph-properties>
      <style:text-properties fo:font-weight="bold" style:font-weight-asian="bold" style:font-weight-complex="bold"/>
    </style:style>
    <style:style style:name="P31" style:family="paragraph">
      <loext:graphic-properties draw:fill="solid" draw:fill-color="#00ffff"/>
      <style:paragraph-properties fo:margin-left="0cm" fo:margin-right="0cm" fo:text-align="center" fo:text-indent="0cm">
        <style:tab-stops/>
      </style:paragraph-properties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P32" style:family="paragraph">
      <loext:graphic-properties draw:fill="none" draw:fill-color="#ffffff"/>
    </style:style>
    <style:style style:name="P33" style:family="paragraph">
      <style:text-properties fo:font-weight="bold" style:font-weight-asian="bold" style:font-weight-complex="bold"/>
    </style:style>
    <style:style style:name="P34" style:family="paragraph">
      <loext:graphic-properties draw:fill="none" draw:fill-color="#ffffff"/>
      <style:text-properties fo:font-weight="bold" style:font-weight-asian="bold" style:font-weight-complex="bold"/>
    </style:style>
    <style:style style:name="P35" style:family="paragraph">
      <style:text-properties fo:font-weight="bold"/>
    </style:style>
    <style:style style:name="P36" style:family="paragraph">
      <loext:graphic-properties draw:fill="none" draw:fill-color="#ffffff"/>
      <style:text-properties fo:font-weight="bold"/>
    </style:style>
    <style:style style:name="T1" style:family="text">
      <style:text-properties style:font-name="DejaVu Sans Condensed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DejaVu Sans Condensed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style:font-name="DejaVu Sans Condensed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font-name="DejaVu Sans Condensed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line-through-type="none" style:font-name="DejaVu Sans Condensed" fo:font-size="10pt" fo:font-style="italic" fo:text-shadow="none" style:text-underline-style="none" fo:font-weight="normal" style:letter-kerning="true" style:font-name-asian="unifont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DejaVu Sans Condensed" fo:font-size="10pt" fo:font-style="normal" fo:text-shadow="none" style:text-underline-style="none" fo:font-weight="normal" style:letter-kerning="true" style:font-name-asian="unifont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 Condensed" fo:font-size="8pt" fo:font-weight="bold" style:font-size-asian="7pt" style:font-weight-asian="bold" style:font-size-complex="7pt" style:font-weight-complex="bold"/>
    </style:style>
    <style:style style:name="T8" style:family="text">
      <style:text-properties style:font-name="DejaVu Sans Condensed" fo:font-size="8pt" style:font-size-asian="8pt" style:font-size-complex="8pt"/>
    </style:style>
    <style:style style:name="T9" style:family="text">
      <style:text-properties fo:color="#ffffff" style:font-name="DejaVu Serif Condensed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style:font-name="DejaVu Serif Condensed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9pt" fo:font-weight="bold" style:font-size-asian="10pt" style:font-weight-asian="bold" style:font-size-complex="10pt" style:font-weight-complex="bold"/>
    </style:style>
    <style:style style:name="T12" style:family="text">
      <style:text-properties style:font-name="DejaVu Sans Condensed"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DejaVu Sans Condensed" fo:font-size="7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2.439cm" svg:x="12.886cm" svg:y="2.8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7cm" svg:height="1.2cm" svg:x="13.186cm" svg:y="3.739cm">
          <text:p text:style-name="P2"><text:span text:style-name="T1">A</text:span><text:span text:style-name="T1">c</text:span><text:span text:style-name="T1">q</text:span><text:span text:style-name="T1">u</text:span><text:span text:style-name="T1">é</text:span><text:span text:style-name="T1">r</text:span><text:span text:style-name="T1">i</text:span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2.7cm" svg:height="1.2cm" svg:x="16.886cm" svg:y="3.7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3" draw:id="id3" draw:layer="layout" svg:width="3.214cm" svg:height="1.2cm" svg:x="20.486cm" svg:y="3.739cm">
          <text:p text:style-name="P5"><text:span text:style-name="T1">Communiqu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4.5cm" svg:height="0.75cm" svg:x="19.086cm" svg:y="2.85cm">
          <draw:text-box>
            <text:p><text:span text:style-name="T2">Chaîne </text:span><text:span text:style-name="T2">d'informatio</text:span><text:span text:style-name="T2">n</text:span></text:p>
          </draw:text-box>
        </draw:frame>
        <draw:line draw:style-name="gr6" draw:text-style-name="P7" draw:layer="layout" svg:x1="9.886cm" svg:y1="4.039cm" svg:x2="13.186cm" svg:y2="4.039cm">
          <text:p/>
        </draw:line>
        <draw:line draw:style-name="gr6" draw:text-style-name="P7" draw:layer="layout" svg:x1="23.486cm" svg:y1="4.039cm" svg:x2="24.786cm" svg:y2="4.039cm">
          <text:p/>
        </draw:line>
        <draw:custom-shape draw:style-name="gr7" draw:text-style-name="P8" draw:layer="layout" svg:width="18.7cm" svg:height="5.261cm" svg:x="9.1cm" svg:y="10.539cm">
          <text:p/>
          <draw:enhanced-geometry svg:viewBox="0 0 21600 21600" draw:path-stretchpoint-x="10800" draw:path-stretchpoint-y="10800" draw:text-areas="?f3 ?f4 ?f5 ?f6" draw:type="round-rectangle" draw:modifiers="1886.83181225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2.7cm" svg:height="1.2cm" svg:x="14.186cm" svg:y="10.939cm">
          <text:p text:style-name="P5"><text:span text:style-name="T1">Modu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5" draw:id="id5" draw:layer="layout" svg:width="3cm" svg:height="1.2cm" svg:x="17.786cm" svg:y="10.939cm">
          <text:p text:style-name="P5"><text:span text:style-name="T1">Conver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4.5cm" svg:height="0.75cm" svg:x="16.886cm" svg:y="15.15cm">
          <draw:text-box>
            <text:p><text:span text:style-name="T2">Chaîne </text:span><text:span text:style-name="T2">d'énergie</text:span></text:p>
          </draw:text-box>
        </draw:frame>
        <draw:line draw:style-name="gr8" draw:text-style-name="P7" draw:layer="layout" svg:x1="7.586cm" svg:y1="11.493cm" svg:x2="10.386cm" svg:y2="11.493cm">
          <text:p/>
        </draw:line>
        <draw:custom-shape draw:style-name="gr2" draw:text-style-name="P4" xml:id="id6" draw:id="id6" draw:layer="layout" svg:width="3cm" svg:height="1.2cm" svg:x="21.686cm" svg:y="10.939cm">
          <text:p text:style-name="P5"><text:span text:style-name="T1">Transmett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24.686cm" svg:y1="11.639cm" svg:x2="25.586cm" svg:y2="11.639cm">
          <text:p/>
        </draw:line>
        <draw:custom-shape draw:style-name="gr9" draw:text-style-name="P9" draw:layer="layout" svg:width="0.6cm" svg:height="0.8cm" svg:x="26.086cm" svg:y="8.9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0.6cm" svg:height="2.361cm" svg:x="26.186cm" svg:y="13.539cm">
          <text:p/>
          <draw:enhanced-geometry svg:viewBox="0 0 21600 21600" draw:text-areas="?f0 0 ?f2 ?f5" draw:type="down-arrow" draw:modifiers="18472.4809483489 5966.0565723793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2" draw:layer="layout" svg:width="1.914cm" svg:height="3.8cm" svg:x="25.586cm" svg:y="9.739cm">
          <text:p text:style-name="P11"><text:span text:style-name="T1">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27.486cm" svg:y1="10.139cm" svg:x2="28.386cm" svg:y2="10.139cm">
          <text:p/>
        </draw:line>
        <draw:connector draw:style-name="gr12" draw:text-style-name="P7" draw:layer="layout" svg:x1="15.886cm" svg:y1="4.339cm" svg:x2="16.886cm" svg:y2="4.339cm" draw:start-shape="id1" draw:start-glue-point="1" draw:end-shape="id2" svg:d="M15886 4339h1000" svg:viewBox="0 0 1001 1">
          <text:p/>
        </draw:connector>
        <draw:connector draw:style-name="gr12" draw:text-style-name="P7" draw:layer="layout" svg:x1="19.586cm" svg:y1="4.339cm" svg:x2="20.486cm" svg:y2="4.339cm" draw:start-shape="id2" draw:start-glue-point="1" draw:end-shape="id3" draw:end-glue-point="3" svg:d="M19586 4339h900" svg:viewBox="0 0 901 1">
          <text:p/>
        </draw:connector>
        <draw:connector draw:style-name="gr13" draw:text-style-name="P7" draw:layer="layout" svg:x1="16.886cm" svg:y1="11.539cm" svg:x2="17.786cm" svg:y2="11.539cm" draw:start-shape="id4" draw:start-glue-point="1" draw:end-shape="id5" draw:end-glue-point="3" svg:d="M16886 11539h900" svg:viewBox="0 0 901 1">
          <text:p/>
        </draw:connector>
        <draw:connector draw:style-name="gr13" draw:text-style-name="P7" draw:layer="layout" svg:x1="20.786cm" svg:y1="11.539cm" svg:x2="21.686cm" svg:y2="11.539cm" draw:start-shape="id5" draw:start-glue-point="1" draw:end-shape="id6" draw:end-glue-point="3" svg:d="M20786 11539h900" svg:viewBox="0 0 901 1">
          <text:p/>
        </draw:connector>
        <draw:line draw:style-name="gr14" draw:text-style-name="P7" draw:layer="layout" svg:x1="14.486cm" svg:y1="5.539cm" svg:x2="14.486cm" svg:y2="4.939cm">
          <text:p/>
        </draw:line>
        <draw:line draw:style-name="gr14" draw:text-style-name="P7" draw:layer="layout" svg:x1="18.186cm" svg:y1="5.539cm" svg:x2="18.186cm" svg:y2="4.939cm">
          <text:p/>
        </draw:line>
        <draw:line draw:style-name="gr14" draw:text-style-name="P7" draw:layer="layout" svg:x1="22.086cm" svg:y1="5.539cm" svg:x2="22.086cm" svg:y2="4.939cm">
          <text:p/>
        </draw:line>
        <draw:line draw:style-name="gr14" draw:text-style-name="P7" draw:layer="layout" svg:x1="15.486cm" svg:y1="10.339cm" svg:x2="15.486cm" svg:y2="10.939cm">
          <text:p/>
        </draw:line>
        <draw:line draw:style-name="gr14" draw:text-style-name="P7" draw:layer="layout" svg:x1="19.286cm" svg:y1="10.339cm" svg:x2="19.286cm" svg:y2="10.939cm">
          <text:p/>
        </draw:line>
        <draw:line draw:style-name="gr14" draw:text-style-name="P7" draw:layer="layout" svg:x1="23.186cm" svg:y1="10.339cm" svg:x2="23.186cm" svg:y2="10.939cm">
          <text:p/>
        </draw:line>
        <draw:frame draw:style-name="gr15" draw:text-style-name="P15" draw:layer="layout" svg:width="23.2cm" svg:height="4.55cm" svg:x="1.6cm" svg:y="16.1cm">
          <draw:text-box>
            <text:p><text:span text:style-name="T3">Supports</text:span><text:span text:style-name="T4"> :</text:span><text:span text:style-name="T4"><text:tab/></text:span><text:span text:style-name="T4">Vis sans fin – microprocesseur </text:span><text:span text:style-name="T4">ARM32Bits – écran LCD – Courroies et pignons</text:span></text:p>
            <text:p><text:span text:style-name="T4"><text:tab/></text:span><text:span text:style-name="T4"><text:tab/></text:span><text:span text:style-name="T4">Alimentation redressée – Fins </text:span><text:span text:style-name="T4">de course X et Y – Moteurs pas à pas – </text:span><text:span text:style-name="T4">Modulateurs de moteur pas à pas <text:s/></text:span></text:p>
            <text:p text:style-name="P13"><text:span text:style-name="T4"><text:tab/></text:span><text:span text:style-name="T4"><text:tab/></text:span><text:span text:style-name="T4">Extrudeur – Résistances </text:span><text:span text:style-name="T4">chauffantes – Capteur de planéité – Tiges de </text:span><text:span text:style-name="T4">guidage – Bouton de commande –</text:span></text:p>
            <text:p text:style-name="P14"><text:span text:style-name="T4"><text:tab/></text:span><text:span text:style-name="T4"><text:tab/></text:span><text:span text:style-name="T4">Modules électroniques de </text:span><text:span text:style-name="T4">chauffe – Tiges de guidage</text:span></text:p>
            <text:p text:style-name="P14"><text:span text:style-name="T3">Fonctions </text:span><text:span text:style-name="T4">: </text:span><text:span text:style-name="T4"><text:tab/></text:span><text:span text:style-name="T4">Convertir – Réguler - Traiter – </text:span><text:span text:style-name="T4">Alimenter – Communiquer – Transmettre – </text:span><text:span text:style-name="T4">Acquérir <text:s/>- Moduler</text:span></text:p>
            <text:p text:style-name="P14"><text:span text:style-name="T5">Fonctions d'usage</text:span><text:span text:style-name="T6"> : Matière plastique en </text:span><text:span text:style-name="T6">rouleau - </text:span><text:span text:style-name="T4">Matière plastique imprimée</text:span></text:p>
            <text:p><text:span text:style-name="T5">Flux </text:span><text:span text:style-name="T6">: </text:span><text:span text:style-name="T6"><text:tab/></text:span><text:span text:style-name="T6">Commandes utilisateur – Énergie </text:span><text:span text:style-name="T6">électrique 230VAC – Détection couple moteur</text:span><text:span text:style-name="T4"> - <text:s/></text:span><text:span text:style-name="T4">Énergie électrique modulée </text:span></text:p>
            <text:p><text:span text:style-name="T6"><text:tab/></text:span><text:span text:style-name="T6">Ordres - Énergie mécanique – </text:span><text:span text:style-name="T6">Détection de fin de course X et Y - Énergie </text:span><text:span text:style-name="T6">électrique 24VDC <text:s/>- Énergie mécanique</text:span></text:p>
          </draw:text-box>
        </draw:frame>
        <draw:custom-shape draw:style-name="gr16" draw:text-style-name="P16" draw:layer="layout" svg:width="3.2cm" svg:height="2.041cm" svg:x="17.8cm" svg:y="8.3cm">
          <text:p text:style-name="P5"><text:span text:style-name="T7"/></text:p>
          <text:p text:style-name="P5"><text:span text:style-name="T1">Moteurs pas à pas</text:span></text:p>
          <text:p text:style-name="P5"><text:span text:style-name="T1">Modulateurs de moteur pas à pas</text:span></text:p>
          <text:p text:style-name="P5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7" draw:layer="layout" svg:width="3.8cm" svg:height="1.2cm" svg:x="16.5cm" svg:y="5.64cm">
          <text:p text:style-name="P2"><text:span text:style-name="T1">microprocesseur ARM32B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7" draw:layer="layout" svg:width="2.7cm" svg:height="1.2cm" svg:x="20.788cm" svg:y="5.641cm">
          <text:p text:style-name="P2"><text:span text:style-name="T1">écran L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cm" svg:height="1.2cm" svg:x="25.086cm" svg:y="7.6cm">
          <text:p text:style-name="P2">Matière plastique en roulea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7" draw:layer="layout" svg:x1="10.586cm" svg:y1="4.7cm" svg:x2="13.186cm" svg:y2="4.7cm">
          <text:p/>
        </draw:line>
        <draw:line draw:style-name="gr20" draw:text-style-name="P7" draw:layer="layout" svg:x1="10.6cm" svg:y1="4.7cm" svg:x2="10.6cm" svg:y2="8.028cm">
          <text:p/>
        </draw:line>
        <draw:line draw:style-name="gr20" draw:text-style-name="P7" draw:layer="layout" svg:x1="14.786cm" svg:y1="8cm" svg:x2="10.586cm" svg:y2="8cm">
          <text:p/>
        </draw:line>
        <draw:line draw:style-name="gr20" draw:text-style-name="P7" draw:layer="layout" svg:x1="14.786cm" svg:y1="8cm" svg:x2="14.786cm" svg:y2="10.939cm">
          <text:p/>
        </draw:line>
        <draw:custom-shape draw:style-name="gr21" draw:text-style-name="P20" draw:layer="layout" svg:width="2.7cm" svg:height="1.4cm" draw:transform="rotate (0.799186264488204) translate (5.614cm 14.024cm)">
          <text:p text:style-name="P19"><text:span text:style-name="T6">Énergie électrique 230VA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7" draw:layer="layout" svg:x1="7.614cm" svg:y1="12.1cm" svg:x2="7.6cm" svg:y2="11.493cm">
          <text:p/>
        </draw:line>
        <draw:custom-shape draw:style-name="gr21" draw:text-style-name="P20" draw:layer="layout" svg:width="2.7cm" svg:height="1.4cm" draw:transform="rotate (0.799186264488204) translate (11.4cm 14.217cm)">
          <text:p text:style-name="P19"><text:span text:style-name="T6">Énergie électrique 230VAC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2.7cm" svg:height="1.4cm" draw:transform="rotate (0.799186264488204) translate (15.501cm 14.174cm)">
          <text:p text:style-name="P19"><text:span text:style-name="T4">Énergie électrique modul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7" draw:layer="layout" svg:x1="17.387cm" svg:y1="12.339cm" svg:x2="17.387cm" svg:y2="11.639cm">
          <text:p/>
        </draw:line>
        <draw:custom-shape draw:style-name="gr21" draw:text-style-name="P21" draw:layer="layout" svg:width="2.7cm" svg:height="1.4cm" draw:transform="rotate (0.799186264488204) translate (19.302cm 14.124cm)">
          <text:p text:style-name="P11"><text:span text:style-name="T8"/></text:p>
          <text:p text:style-name="P11"><text:span text:style-name="T6">Énergie mécan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7" draw:layer="layout" svg:x1="21.188cm" svg:y1="12.289cm" svg:x2="21.188cm" svg:y2="11.589cm">
          <text:p/>
        </draw:line>
        <draw:custom-shape draw:style-name="gr21" draw:text-style-name="P20" draw:layer="layout" svg:width="2.7cm" svg:height="1.4cm" draw:transform="rotate (0.799186264488204) translate (23.103cm 14.174cm)">
          <text:p text:style-name="P22"><text:span text:style-name="T8"/></text:p>
          <text:p text:style-name="P11"><text:span text:style-name="T6">Énergie mécaniq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7" draw:layer="layout" svg:x1="24.989cm" svg:y1="12.339cm" svg:x2="24.989cm" svg:y2="11.639cm">
          <text:p/>
        </draw:line>
        <draw:custom-shape draw:style-name="gr23" draw:text-style-name="P23" draw:layer="layout" svg:width="6.823cm" svg:height="1.8cm" svg:x="0.977cm" svg:y="1cm">
          <text:p><text:span text:style-name="T9">Imprimante Metal Motion :</text:span></text:p>
          <text:p><text:span text:style-name="T9"><text:s text:c="3"/></text:span><text:span text:style-name="T10">Étude des chaînes</text:span></text:p>
          <text:p><text:span text:style-name="T10"><text:s text:c="3"/></text:span><text:span text:style-name="T10">d'information/énergi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3.2cm" svg:height="1.5cm" svg:x="12.886cm" svg:y="5.7cm">
          <text:p text:style-name="P24"><text:span text:style-name="T1"><text:s/></text:span><text:span text:style-name="T1">Bouton de com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layout" svg:width="2.7cm" svg:height="1.2cm" svg:x="25.086cm" svg:y="16cm">
          <text:p text:style-name="P2">Matière plastique imprimé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0" draw:layer="layout" svg:width="2.7cm" svg:height="1.4cm" draw:transform="rotate (0.799186264488204) translate (25.086cm 5.035cm)">
          <text:p text:style-name="P19">ORD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7" draw:layer="layout" svg:x1="25.186cm" svg:y1="5cm" svg:x2="24.486cm" svg:y2="5cm">
          <text:p/>
        </draw:line>
        <draw:line draw:style-name="gr22" draw:text-style-name="P7" draw:layer="layout" svg:x1="9.2cm" svg:y1="4.1cm" svg:x2="10.086cm" svg:y2="4.1cm">
          <text:p/>
        </draw:line>
        <draw:custom-shape draw:style-name="gr21" draw:text-style-name="P21" draw:layer="layout" svg:width="2.7cm" svg:height="1.4cm" draw:transform="rotate (0.799186264488204) translate (7.9cm 3.335cm)">
          <text:p text:style-name="P26"><text:span text:style-name="T6">Commandes 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7" draw:layer="layout" svg:x1="9.886cm" svg:y1="5.411cm" svg:x2="10.586cm" svg:y2="5.411cm">
          <text:p/>
        </draw:line>
        <draw:custom-shape draw:style-name="gr21" draw:text-style-name="P21" draw:layer="layout" svg:width="2.7cm" svg:height="1.4cm" draw:transform="rotate (0.799186264488204) translate (7.1cm 6.424cm)">
          <text:p text:style-name="P26"><text:span text:style-name="T6"><text:s/></text:span><text:span text:style-name="T6">Détection couple mo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7cm" svg:height="1.2cm" svg:x="10.481cm" svg:y="10.932cm">
          <text:p text:style-name="P2"><text:span text:style-name="T1">Alim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7" draw:layer="layout" svg:x1="13.181cm" svg:y1="11.532cm" svg:x2="14.181cm" svg:y2="11.532cm" draw:start-shape="id7" draw:start-glue-point="1" svg:d="M13181 11532h1000" svg:viewBox="0 0 1001 1">
          <text:p/>
        </draw:connector>
        <draw:line draw:style-name="gr22" draw:text-style-name="P7" draw:layer="layout" svg:x1="13.386cm" svg:y1="12.293cm" svg:x2="13.386cm" svg:y2="11.593cm">
          <text:p/>
        </draw:line>
        <draw:custom-shape draw:style-name="gr25" draw:text-style-name="P27" draw:layer="layout" svg:width="4.5cm" svg:height="1.2cm" svg:x="9.2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7" draw:layer="layout" svg:x1="11.886cm" svg:y1="10.293cm" svg:x2="11.886cm" svg:y2="10.893cm">
          <text:p/>
        </draw:line>
        <draw:line draw:style-name="gr6" draw:text-style-name="P7" draw:layer="layout" svg:x1="16.386cm" svg:y1="7.4cm" svg:x2="16.386cm" svg:y2="10.9cm">
          <text:p/>
        </draw:line>
        <draw:line draw:style-name="gr20" draw:text-style-name="P7" draw:layer="layout" svg:x1="24.286cm" svg:y1="7.4cm" svg:x2="16.386cm" svg:y2="7.4cm">
          <text:p/>
        </draw:line>
        <draw:line draw:style-name="gr20" draw:text-style-name="P7" draw:layer="layout" svg:x1="24.286cm" svg:y1="7.4cm" svg:x2="24.286cm" svg:y2="4.6cm">
          <text:p/>
        </draw:line>
        <draw:line draw:style-name="gr20" draw:text-style-name="P7" draw:layer="layout" svg:x1="23.486cm" svg:y1="4.6cm" svg:x2="24.286cm" svg:y2="4.6cm">
          <text:p/>
        </draw:line>
        <draw:custom-shape draw:style-name="gr26" draw:text-style-name="P29" draw:layer="layout" svg:width="3.8cm" svg:height="1.74cm" svg:x="13.9cm" svg:y="8.6cm">
          <text:p text:style-name="P28"><text:span text:style-name="T11">Modules électroniques de chauffe</text:span></text:p>
          <text:p text:style-name="P28"><text:span text:style-name="T11">Résistances chauffa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7" draw:layer="layout" svg:x1="22.586cm" svg:y1="7.7cm" svg:x2="11.886cm" svg:y2="7.7cm">
          <text:p/>
        </draw:line>
        <draw:line draw:style-name="gr20" draw:text-style-name="P7" draw:layer="layout" svg:x1="22.586cm" svg:y1="7.7cm" svg:x2="22.586cm" svg:y2="10.9cm">
          <text:p/>
        </draw:line>
        <draw:line draw:style-name="gr20" draw:text-style-name="P7" draw:layer="layout" svg:x1="11.886cm" svg:y1="4.7cm" svg:x2="11.886cm" svg:y2="7.7cm">
          <text:p/>
        </draw:line>
        <draw:line draw:style-name="gr22" draw:text-style-name="P7" draw:layer="layout" svg:x1="10.286cm" svg:y1="7.511cm" svg:x2="11.9cm" svg:y2="7.5cm">
          <text:p/>
        </draw:line>
        <draw:custom-shape draw:style-name="gr27" draw:text-style-name="P21" draw:layer="layout" svg:width="3.33cm" svg:height="1.4cm" draw:transform="rotate (0.799186264488204) translate (7.061cm 8.976cm)">
          <text:p text:style-name="P26"><text:span text:style-name="T4">Détection fins de course X et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draw:layer="layout" svg:width="3.112cm" svg:height="1.941cm" svg:x="21.888cm" svg:y="8.4cm">
          <text:p text:style-name="P30"><text:span text:style-name="T12"/></text:p>
          <text:p text:style-name="P30"><text:span text:style-name="T12"/></text:p>
          <text:p text:style-name="P30"><text:span text:style-name="T13">Courroies et pignons</text:span></text:p>
          <text:p text:style-name="P30"><text:span text:style-name="T13">Vis sans fin</text:span></text:p>
          <text:p text:style-name="P30"><text:span text:style-name="T13">Extrudeur</text:span></text:p>
          <text:p text:style-name="P30"><text:span text:style-name="T13">Fins de course X et Y</text:span></text:p>
          <text:p text:style-name="P30"><text:span text:style-name="T13"><text:s/></text:span><text:span text:style-name="T13">Tiges de guidage</text:span></text:p>
          <text:p text:style-name="P30"><text:span text:style-name="T1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32" draw:layer="layout" svg:width="0.502cm" svg:height="0.962cm" svg:x="4cm" svg:y="4.8cm">
          <draw:text-box>
            <text:p/>
          </draw:text-box>
        </draw:frame>
        <draw:frame draw:style-name="gr30" draw:text-style-name="P34" draw:layer="layout" svg:width="1.683cm" svg:height="0.662cm" svg:x="17.3cm" svg:y="4.038cm">
          <draw:text-box>
            <text:p text:style-name="P33"><text:span text:style-name="T1">Traiter</text:span></text:p>
          </draw:text-box>
        </draw:frame>
        <draw:frame draw:style-name="gr30" draw:text-style-name="P36" draw:layer="layout" svg:width="4.689cm" svg:height="0.662cm" svg:x="9.1cm" svg:y="9.5cm">
          <draw:text-box>
            <text:p text:style-name="P35"><text:span text:style-name="T4">A</text:span><text:span text:style-name="T4">l</text:span><text:span text:style-name="T4">i</text:span><text:span text:style-name="T4">m</text:span><text:span text:style-name="T4">e</text:span><text:span text:style-name="T4">n</text:span><text:span text:style-name="T4">t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r</text:span><text:span text:style-name="T4">e</text:span><text:span text:style-name="T4">d</text:span><text:span text:style-name="T4">r</text:span><text:span text:style-name="T4">e</text:span><text:span text:style-name="T4">s</text:span><text:span text:style-name="T4">s</text:span><text:span text:style-name="T4">é</text:span><text:span text:style-name="T4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zer </meta:initial-creator>
    <meta:creation-date>2013-09-11T23:10:25.706644052</meta:creation-date>
    <dc:date>2018-10-15T09:16:20.606259645</dc:date>
    <meta:editing-duration>PT2H20M29S</meta:editing-duration>
    <meta:editing-cycles>25</meta:editing-cycles>
    <meta:generator>LibreOffice/6.0.4.2$Linux_X86_64 LibreOffice_project/00m0$Build-2</meta:generator>
    <meta:document-statistic meta:object-count="74"/>
  </office:meta>
</office:document-meta>
</file>